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dda4" officeooo:paragraph-rsid="001fdd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etitors:</text:p>
      <text:p text:style-name="P1"><text:a xlink:type="simple" xlink:href="https://play.google.com/store/apps/details?id=com.laundrapp" text:style-name="Internet_20_link" text:visited-style-name="Visited_20_Internet_20_Link">https://play.google.com/store/apps/details?id=com.laundrapp</text:a> <text:s text:c="2"/>534 </text:p>
      <text:p text:style-name="P1">Can't enter postcode -&gt; stuck before using (That's not a good idea to do an app this way)</text:p>
      <text:p text:style-name="P1"><text:a xlink:type="simple" xlink:href="https://youtu.be/SU5w3IN4Ex0" text:style-name="Internet_20_link" text:visited-style-name="Visited_20_Internet_20_Link">https://youtu.be/SU5w3IN4Ex0</text:a> <text:s/></text:p>
      <text:p text:style-name="P1"/>
      <text:p text:style-name="P1"><text:a xlink:type="simple" xlink:href="https://play.google.com/store/apps/details?id=com.laundromap.nz" text:style-name="Internet_20_link" text:visited-style-name="Visited_20_Internet_20_Link">https://play.google.com/store/apps/details?id=com.laundromap.nz</text:a> <text:s text:c="2"/>6</text:p>
      <text:p text:style-name="P1">Website: <text:a xlink:type="simple" xlink:href="https://www.laundromap.co.nz/how-it-works/" text:style-name="Internet_20_link" text:visited-style-name="Visited_20_Internet_20_Link">https://www.laundromap.co.nz/how-it-works/</text:a> </text:p>
      <text:p text:style-name="P1">4 screens: getting stared -&gt; New Zeland postcode 1010 -&gt; referal code (can skip) -&gt; skipped</text:p>
      <text:p text:style-name="P1">You can pick certain clothes (you see prices) and how many of each type of the clothes you have. OR you can create instant order without adding anything</text:p>
      <text:p text:style-name="P1">it has search for clothes names</text:p>
      <text:p text:style-name="P1">You can adding clothes by sliding element of the list to the right and removing by sliding to the left</text:p>
      <text:p text:style-name="P1">Your basket -&gt; defined gps automatically and set address, before placing order verifying postcode </text:p>
      <text:p text:style-name="P1">After setting Collection time (only when picked Tomorrow), automatically sets Delivery data and time</text:p>
      <text:p text:style-name="P1">When entering address line (postcode already entered) updating google map view</text:p>
      <text:p text:style-name="P1">When order is completed, Place order goes to "Your Details", you need to add you name, email, mobile number and card number </text:p>
      <text:p text:style-name="P1">Keyboard is numeral for postcode and mobile number </text:p>
      <text:p text:style-name="P1"/>
      <text:p text:style-name="P1"><text:a xlink:type="simple" xlink:href="https://play.google.com/store/apps/details?id=com.thelaundrybag.app" text:style-name="Internet_20_link" text:visited-style-name="Visited_20_Internet_20_Link">https://play.google.com/store/apps/details?id=com.thelaundrybag.app</text:a> <text:s/>27</text:p>
      <text:p text:style-name="P1">Good instruction in 3 screens. Then asks Manage_Phone_Calls permission and then enter Mobile Number (to verification) - only India number allowed, stuck here before using </text:p>
      <text:p text:style-name="P1"/>
      <text:p text:style-name="P1"><text:a xlink:type="simple" xlink:href="https://play.google.com/store/apps/details?id=com.encureit.laundryheap" text:style-name="Internet_20_link" text:visited-style-name="Visited_20_Internet_20_Link">https://play.google.com/store/apps/details?id=com.encureit.laundryheap</text:a> <text:s/>17</text:p>
      <text:p text:style-name="P1">Website: https://www.laundryheap.com/</text:p>
      <text:p text:style-name="P1">London code N70AG, in app doesn't work</text:p>
      <text:p text:style-name="P1"/>
      <text:p text:style-name="P1"><text:a xlink:type="simple" xlink:href="https://play.google.com/store/apps/details?id=com.gocleanlaundry" text:style-name="Internet_20_link" text:visited-style-name="Visited_20_Internet_20_Link">https://play.google.com/store/apps/details?id=com.gocleanlaundry</text:a> <text:s/>20</text:p>
      <text:p text:style-name="P1">It requires postcode on start, London code SW90AA, </text:p>
      <text:p text:style-name="P1"><text:s text:c="3"/>plus from the same developer <text:a xlink:type="simple" xlink:href="https://play.google.com/store/apps/details?id=com.heritagedrycleanersuk" text:style-name="Internet_20_link" text:visited-style-name="Visited_20_Internet_20_Link">https://play.google.com/store/apps/details?id=com.heritagedrycleanersuk</text:a> </text:p>
      <text:p text:style-name="P1"><text:s text:c="3"/>plus from the same developer <text:a xlink:type="simple" xlink:href="https://play.google.com/store/apps/details?id=com.greencommunitylaundry" text:style-name="Internet_20_link" text:visited-style-name="Visited_20_Internet_20_Link">https://play.google.com/store/apps/details?id=com.greencommunitylaundry</text:a> </text:p>
      <text:p text:style-name="P1"/>
      <text:p text:style-name="P1"><text:a xlink:type="simple" xlink:href="https://play.google.com/store/apps/details?id=com.pick.mylaundry" text:style-name="Internet_20_link" text:visited-style-name="Visited_20_Internet_20_Link">https://play.google.com/store/apps/details?id=com.pick.mylaundry</text:a> <text:s/>713</text:p>
      <text:p text:style-name="P1"><text:s text:c="3"/></text:p>
      <text:p text:style-name="P1"><text:a xlink:type="simple" xlink:href="https://play.google.com/store/apps/details?id=com.laundry.mylaundrybox" text:style-name="Internet_20_link" text:visited-style-name="Visited_20_Internet_20_Link">https://play.google.com/store/apps/details?id=com.laundry.mylaundrybox</text:a> <text:s/>40</text:p>
      <text:p text:style-name="P1"/>
      <text:p text:style-name="P1"><text:a xlink:type="simple" xlink:href="https://play.google.com/store/apps/details?id=com.webclues.wowlaundry" text:style-name="Internet_20_link" text:visited-style-name="Visited_20_Internet_20_Link">https://play.google.com/store/apps/details?id=com.webclues.wowlaundry</text:a> <text:s/>87</text:p>
      <text:p text:style-name="P1"/>
      <text:p text:style-name="P1"><text:a xlink:type="simple" xlink:href="https://play.google.com/store/apps/details?id=com.ionicframework.cucilaundry253090" text:style-name="Internet_20_link" text:visited-style-name="Visited_20_Internet_20_Link">https://play.google.com/store/apps/details?id=com.ionicframework.cucilaundry253090</text:a> </text:p>
      <text:p text:style-name="P1"/>
      <text:p text:style-name="P1">and other (many of them in Indi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8S</meta:editing-duration>
    <meta:editing-cycles>3</meta:editing-cycles>
    <meta:generator>LibreOffice/5.2.2.2$Windows_X86_64 LibreOffice_project/8f96e87c890bf8fa77463cd4b640a2312823f3ad</meta:generator>
    <dc:date>2016-12-14T23:47:34.369000000</dc:date>
    <meta:document-statistic meta:table-count="0" meta:image-count="0" meta:object-count="0" meta:page-count="1" meta:paragraph-count="30" meta:word-count="239" meta:character-count="2196" meta:non-whitespace-character-count="1955"/>
    <meta:user-defined meta:name="Info 1"/>
    <meta:user-defined meta:name="Info 2"/>
    <meta:user-defined meta:name="Info 3"/>
    <meta:user-defined meta:name="Info 4"/>
  </office:meta>
</office:document-meta>
</file>